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a09" officeooo:paragraph-rsid="00027a09"/>
    </style:style>
    <style:style style:name="P2" style:family="paragraph" style:parent-style-name="Standard">
      <style:text-properties fo:font-weight="bold" officeooo:rsid="00027a09" officeooo:paragraph-rsid="00027a0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Translatory</text:p>
      <text:p text:style-name="P1"/>
      <text:p text:style-name="P1">Translator to program, który umożliwia wykonanie programów napisanych w języku różnym od języka komputera. (2) Translator to specjalny program komputerowy, dokonujący tłumaczenia (translacji) programu napisanego w języku programowania, z postaci źródłowej do postaci wynikowej, zrozumiałej dla maszyny. </text:p>
      <text:p text:style-name="P1"/>
      <text:p text:style-name="P1">Rozróżnia się dwa rodzaje translatorów oraz odpowiednio dwie podstawowe techniki translacji: </text:p>
      <text:p text:style-name="P1">• kompilatory (kompilacja) </text:p>
      <text:p text:style-name="P1">• interpretery (interpretacja) </text:p>
      <text:p text:style-name="P1"/>
      <text:p text:style-name="P2">2. Kompilator i interpreter</text:p>
      <text:p text:style-name="P1"/>
      <text:p text:style-name="P1">Kompilator: program, który tłumaczy tekst (kod) źródłowy programu na równoważny tekst (kod) wynikowy. Program źródłowy jest napisany w języku źródłowym, a program wynikowy należy do języka wynikowego. </text:p>
      <text:p text:style-name="P1">Wykonanie programu kompilatora następuje w czasie tłumaczenia. </text:p>
      <text:p text:style-name="P1"/>
      <text:p text:style-name="P1">• Cecha zasadnicza: program po przetłumaczeniu nie da się zmienić, jest statyczny. </text:p>
      <text:p text:style-name="P1">• Kompilator jako dane wejściowe otrzymuje „cały” program źródłowy i przekształca go na postać wynikową. </text:p>
      <text:p text:style-name="P1"/>
      <text:p text:style-name="P1">Zalety kompilacji: </text:p>
      <text:p text:style-name="P1">• program skompilowany wykonuje się szybciej niż program interpretowany </text:p>
      <text:p text:style-name="P1">• do wykonania programu wynikowego nie jest potrzebny kompilator </text:p>
      <text:p text:style-name="P1"/>
      <text:p text:style-name="P1">Interpreter można nazwać dynamicznym translatorem. Tłumaczy on oraz na bieżąco wykonuje program źródłowy. Działanie interpretera polega na wyodrębnieniu niewielkich jednostek programu źródłowego, tłumaczeniu ich na pewną postać wynikową i natychmiastowym ich wykonywaniu. Proces jest cykliczny. W czasie interpretacji przechowywany jest program źródłowy. Wynik tłumaczenia nie jest dostępny. </text:p>
      <text:p text:style-name="P1"/>
      <text:p text:style-name="P1">Zalety interpreterów: </text:p>
      <text:p text:style-name="P1">• łatwość zmian programu </text:p>
      <text:p text:style-name="P1">• mniejsza zajętość pamięci zewnętrznej (tylko tekst źródłowy) </text:p>
      <text:p text:style-name="P1">• możliwość pracy konwersacyjnej (zatrzymanie wykonania, zmiana wartości zmiennych, modyfikacja kodu, kontynuacja wykonania) </text:p>
      <text:p text:style-name="P1">• przenośność, niezależność od platformy systemowo-sprzętowej, wykorzystanie w zastosowaniach sieciowych (tylko tekst źródłowy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19:05:34.171000000</meta:creation-date>
    <dc:date>2023-02-27T22:50:03.923000000</dc:date>
    <meta:editing-duration>PT3H44M31S</meta:editing-duration>
    <meta:editing-cycles>1</meta:editing-cycles>
    <meta:document-statistic meta:table-count="0" meta:image-count="0" meta:object-count="0" meta:page-count="1" meta:paragraph-count="19" meta:word-count="228" meta:character-count="1858" meta:non-whitespace-character-count="1632"/>
    <meta:generator>LibreOffice/7.4.3.2$Windows_X86_64 LibreOffice_project/1048a8393ae2eeec98dff31b5c133c5f1d08b890</meta:generator>
  </office:meta>
</office:document-meta>
</file>